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dcdf"/>
    </style:style>
    <style:style style:name="P2" style:family="paragraph" style:parent-style-name="Standard">
      <style:paragraph-properties fo:text-align="start" style:justify-single-word="false"/>
      <style:text-properties officeooo:paragraph-rsid="0019dcdf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9dcd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dcdf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9dcdf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9dcdf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9dcdf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officeooo:rsid="001b5683" officeooo:paragraph-rsid="001b568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4352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dcdf"/>
    </style:style>
    <style:style style:name="T5" style:family="text">
      <style:text-properties style:text-position="0% 100%" officeooo:rsid="001b1311"/>
    </style:style>
    <style:style style:name="T6" style:family="text">
      <style:text-properties style:text-position="0% 100%" fo:font-size="10pt"/>
    </style:style>
    <style:style style:name="T7" style:family="text">
      <style:text-properties style:text-position="0% 100%" fo:font-size="8pt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officeooo:rsid="0019dc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9153796113785346411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256934192985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3">. <text:s/>How fast is the car traveling after </text:span><text:span text:style-name="T4">6</text:span><text:span text:style-name="T3">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258325436243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<text:span text:style-name="T9">10</text:span>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256987169682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</text:span><text:span text:style-name="T4">4</text:span><text:span text:style-name="T3">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257781031216" text:continue-numbering="true" text:style-name="L1">
        <text:list-item>
          <text:p text:style-name="P5">A car is driving on Lee Trevino at 20 m/s when the driver sees a red light. <text:s/>The driver slows the car to a stop over the next <text:span text:style-name="T9">9</text:span>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256918932619" text:continue-numbering="true" text:style-name="L1">
        <text:list-item>
          <text:p text:style-name="P5"><text:soft-page-break/>A Lauren is walking at <text:span text:style-name="T9">3</text:span>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258741919196" text:continue-numbering="true" text:style-name="L1">
        <text:list-item>
          <text:p text:style-name="P5">A plane is traveling 2<text:span text:style-name="T9">0</text:span>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258522311990" text:continue-numbering="true" text:style-name="L1">
        <text:list-item>
          <text:p text:style-name="P5">Elijah is driving a car with a top acceleration of 1<text:span text:style-name="T9">1</text:span>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2258266826423" text:continue-numbering="true" text:style-name="L1">
        <text:list-item>
          <text:p text:style-name="P6"><text:span text:style-name="T3">Celina is marching forward at a speed of </text:span><text:span text:style-name="T4">2</text:span><text:span text:style-name="T3"> m/s when she starts to march backward at a speed of </text:span><text:span text:style-name="T5">2</text:span><text:span text:style-name="T3"> m/s. <text:s/>If she accelerates at 12 m/s</text:span><text:span text:style-name="T1">2</text:span><text:span text:style-name="T3">, how much time will the change take?</text:span></text:p>
        </text:list-item>
      </text:list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list xml:id="list72258593208515" text:continue-numbering="true" text:style-name="L1">
        <text:list-item>
          <text:p text:style-name="P8"><text:span text:style-name="T3">A car is advertised to go from “0 to 60 mph </text:span><text:span text:style-name="T8">[26.822 m/s]</text:span><text:span text:style-name="T3"> in 4.3 seconds.” <text:s/>What is the acceleration of the car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9-06T07:22:56.602908200" text:date-adjust="PT24H00M00S">09/0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2.437996378</meta:creation-date>
    <meta:editing-duration>PT3M36S</meta:editing-duration>
    <meta:editing-cycles>5</meta:editing-cycles>
    <meta:generator>LibreOffice/4.3.7.2$Linux_X86_64 LibreOffice_project/430$Build-2</meta:generator>
    <meta:initial-creator>Jonas Williamson</meta:initial-creator>
    <dc:date>2016-09-06T07:22:56.501918441</dc:date>
    <meta:document-statistic meta:table-count="0" meta:image-count="2" meta:object-count="0" meta:page-count="2" meta:paragraph-count="13" meta:word-count="350" meta:character-count="1791" meta:non-whitespace-character-count="1414"/>
  </office:meta>
</office:document-meta>
</file>